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0F4000000D83EC5540F.png" manifest:media-type=""/>
  <manifest:file-entry manifest:full-path="Pictures/10000201000000F4000000D8DE61A910.png" manifest:media-type=""/>
  <manifest:file-entry manifest:full-path="Pictures/10000201000000F4000000D89F17F2D9.png" manifest:media-type=""/>
  <manifest:file-entry manifest:full-path="Pictures/10000201000000F4000000D8077CA5B9.png" manifest:media-type=""/>
  <manifest:file-entry manifest:full-path="Pictures/10000201000000F4000000D87FB30FC6.png" manifest:media-type=""/>
  <manifest:file-entry manifest:full-path="Pictures/10000201000000F4000000D8460AFE70.png" manifest:media-type=""/>
  <manifest:file-entry manifest:full-path="Pictures/10000201000000F4000000D8E7D858A6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cm" svg:stroke-color="#0000ff" draw:marker-start="Rounded_20_short_20_Arrow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800000" draw:marker-start="Rounded_20_short_20_Arrow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808080" draw:marker-start-width="0.28cm" draw:marker-end="Rounded_20_short_20_Arrow" draw:marker-end-width="0.2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ff" draw:marker-start="Rounded_20_short_20_Arrow" draw:marker-start-width="0.28cm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800000" draw:marker-start-width="0.28cm" draw:marker-end="Rounded_20_short_20_Arrow" draw:marker-end-width="0.28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800000" draw:marker-start="Rounded_20_short_20_Arrow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800000" draw:marker-start-width="0cm" draw:marker-end="Rounded_20_short_20_Arrow" draw:marker-end-width="0.2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35cm"/>
    </style:style>
    <style:style style:name="gr10" style:family="graphic" style:parent-style-name="objectwithoutfill">
      <style:graphic-properties svg:stroke-width="0.05cm" svg:stroke-color="#0000ff" draw:marker-start-width="0cm" draw:marker-end="Rounded_20_short_20_Arrow" draw:marker-end-width="0.28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808080" draw:marker-start-width="0cm" draw:marker-end="Rounded_20_short_20_Arrow" draw:marker-end-width="0.28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style:text-properties fo:font-family="'Lucida Std'" style:font-pitch="variable" fo:font-size="12pt" style:font-size-asian="18pt" style:font-size-complex="18pt"/>
    </style:style>
    <style:style style:name="P3" style:family="paragraph">
      <style:text-properties fo:font-family="'Lucida Std'" style:font-pitch="variable" fo:font-size="15pt" style:font-size-asian="15pt" style:font-size-complex="15pt"/>
    </style:style>
    <style:style style:name="T1" style:family="text">
      <style:text-properties fo:font-family="'Lucida Std'" style:font-pitch="variable" fo:font-size="12pt" style:font-size-asian="18pt" style:font-size-complex="18pt"/>
    </style:style>
    <style:style style:name="T2" style:family="text">
      <style:text-properties fo:font-family="'Lucida Std'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465cm" svg:height="2.182cm" svg:x="3.9cm" svg:y="12.8cm">
          <draw:image xlink:href="Pictures/10000201000000F4000000D8E7D858A6.png" xlink:type="simple" xlink:show="embed" xlink:actuate="onLoad">
            <text:p/>
          </draw:image>
        </draw:frame>
        <draw:frame draw:style-name="gr1" draw:text-style-name="P1" draw:layer="layout" svg:width="2.465cm" svg:height="2.182cm" svg:x="1.4cm" svg:y="7cm">
          <draw:image xlink:href="Pictures/10000201000000F4000000D87FB30FC6.png" xlink:type="simple" xlink:show="embed" xlink:actuate="onLoad">
            <text:p/>
          </draw:image>
        </draw:frame>
        <draw:frame draw:style-name="gr1" draw:text-style-name="P1" draw:layer="layout" svg:width="2.474cm" svg:height="2.19cm" svg:x="10.847cm" svg:y="12.689cm">
          <draw:image xlink:href="Pictures/10000201000000F4000000D8077CA5B9.png" xlink:type="simple" xlink:show="embed" xlink:actuate="onLoad">
            <text:p/>
          </draw:image>
        </draw:frame>
        <draw:frame draw:style-name="gr1" draw:text-style-name="P1" draw:layer="layout" svg:width="2.474cm" svg:height="2.19cm" svg:x="12.865cm" svg:y="7cm">
          <draw:image xlink:href="Pictures/10000201000000F4000000D89F17F2D9.png" xlink:type="simple" xlink:show="embed" xlink:actuate="onLoad">
            <text:p/>
          </draw:image>
        </draw:frame>
        <draw:frame draw:style-name="gr1" draw:text-style-name="P1" draw:layer="layout" svg:width="2.474cm" svg:height="2.19cm" svg:x="7.091cm" svg:y="4.21cm">
          <draw:image xlink:href="Pictures/10000201000000F4000000D8460AFE70.png" xlink:type="simple" xlink:show="embed" xlink:actuate="onLoad">
            <text:p/>
          </draw:image>
        </draw:frame>
        <draw:frame draw:style-name="gr1" draw:text-style-name="P1" draw:layer="layout" svg:width="2.474cm" svg:height="2.19cm" svg:x="7.091cm" svg:y="1.5cm">
          <draw:image xlink:href="Pictures/10000201000000F4000000D8DE61A910.png" xlink:type="simple" xlink:show="embed" xlink:actuate="onLoad">
            <text:p/>
          </draw:image>
        </draw:frame>
        <draw:frame draw:style-name="gr1" draw:text-style-name="P1" draw:layer="layout" svg:width="2.474cm" svg:height="2.19cm" svg:x="7.165cm" svg:y="9.1cm">
          <draw:image xlink:href="Pictures/10000201000000F4000000D83EC5540F.png" xlink:type="simple" xlink:show="embed" xlink:actuate="onLoad">
            <text:p/>
          </draw:image>
        </draw:frame>
        <draw:path draw:style-name="gr2" draw:text-style-name="P1" draw:layer="layout" svg:width="4.499cm" svg:height="4.399cm" draw:transform="rotate (-3.14159265358979) translate (7.165cm 7cm)" svg:viewBox="0 0 4500 4400" svg:d="m0 4400c1400 0 4400-2800 4500-4400">
          <text:p/>
        </draw:path>
        <draw:path draw:style-name="gr3" draw:text-style-name="P1" draw:layer="layout" svg:width="4.801cm" svg:height="4.399cm" draw:transform="rotate (-3.14159265358979) translate (14.1670420824777cm 7cm)" svg:viewBox="0 0 4802 4400" svg:d="m4802 4400c-1300 0-4900-2800-4800-4400">
          <text:p/>
        </draw:path>
        <draw:line draw:style-name="gr4" draw:text-style-name="P1" draw:layer="layout" svg:x1="8.365cm" svg:y1="6.4cm" svg:x2="8.365cm" svg:y2="9.1cm">
          <text:p/>
        </draw:line>
        <draw:path draw:style-name="gr4" draw:text-style-name="P1" draw:layer="layout" svg:width="3.899cm" svg:height="2.099cm" draw:transform="rotate (-3.14159265358979) translate (7.265cm 7cm)" svg:viewBox="0 0 3900 2100" svg:d="m0 2100c1600 0 3900-1000 3900-2100">
          <text:p/>
        </draw:path>
        <draw:path draw:style-name="gr4" draw:text-style-name="P1" draw:layer="layout" svg:width="3.999cm" svg:height="2.099cm" draw:transform="rotate (-3.14159265358979) translate (13.365cm 7cm)" svg:viewBox="0 0 4000 2100" svg:d="m4000 2100c-1300 0-4000-1000-4000-2100">
          <text:p/>
        </draw:path>
        <draw:path draw:style-name="gr5" draw:text-style-name="P1" draw:layer="layout" svg:width="3.599cm" svg:height="1.799cm" draw:transform="rotate (-3.14159265358979) translate (7.265cm 7.4cm)" svg:viewBox="0 0 3600 1800" svg:d="m0 1800c700-1100 1700-1700 3600-1800">
          <text:p/>
        </draw:path>
        <draw:path draw:style-name="gr3" draw:text-style-name="P1" draw:layer="layout" svg:width="3.699cm" svg:height="1.699cm" draw:transform="rotate (-3.14159265358979) translate (13.065cm 7.3cm)" svg:viewBox="0 0 3700 1700" svg:d="m3700 1700c-1100-1300-1700-1700-3700-1700">
          <text:p/>
        </draw:path>
        <draw:path draw:style-name="gr2" draw:text-style-name="P1" draw:layer="layout" svg:width="9.299cm" svg:height="0.263cm" draw:transform="rotate (-3.14159265358979) translate (12.965cm 7.7cm)" svg:viewBox="0 0 9300 264" svg:d="m0 0c1600 300 8000 400 9300 0">
          <text:p/>
        </draw:path>
        <draw:path draw:style-name="gr6" draw:text-style-name="P1" draw:layer="layout" svg:width="9.299cm" svg:height="0.274cm" draw:transform="rotate (-3.14159265358979) translate (12.965cm 8.275cm)" svg:viewBox="0 0 9300 275" svg:d="m0 275c1400-400 8200-300 9300-100">
          <text:p/>
        </draw:path>
        <draw:path draw:style-name="gr2" draw:text-style-name="P1" draw:layer="layout" svg:width="7.999cm" svg:height="4.999cm" draw:transform="rotate (-3.14159265358979) translate (10.965cm 14.1cm)" svg:viewBox="0 0 8000 5000" svg:d="m0 0c1600 100 8000 3700 8000 5000">
          <text:p/>
        </draw:path>
        <draw:path draw:style-name="gr6" draw:text-style-name="P1" draw:layer="layout" svg:width="7.599cm" svg:height="4.999cm" draw:transform="rotate (-3.14159265358979) translate (13.765cm 14.2cm)" svg:viewBox="0 0 7600 5000" svg:d="m0 5000c0-800 6500-5000 7600-5000">
          <text:p/>
        </draw:path>
        <draw:path draw:style-name="gr7" draw:text-style-name="P1" draw:layer="layout" svg:width="1.299cm" svg:height="4.499cm" draw:transform="rotate (-3.14159265358979) translate (14.465cm 13.7cm)" svg:viewBox="0 0 1300 4500" svg:d="m0 4500c0-1200 300-4500 1300-4500">
          <text:p/>
        </draw:path>
        <draw:path draw:style-name="gr2" draw:text-style-name="P1" draw:layer="layout" svg:width="1.799cm" svg:height="4.899cm" draw:transform="rotate (-3.14159265358979) translate (4.065cm 14cm)" svg:viewBox="0 0 1800 4900" svg:d="m1800 4900c0-1200-1000-4900-1800-4900">
          <text:p/>
        </draw:path>
        <draw:path draw:style-name="gr2" draw:text-style-name="P1" draw:layer="layout" svg:width="1.699cm" svg:height="2.299cm" draw:transform="rotate (-3.14159265358979) translate (7.965cm 13.6cm)" svg:viewBox="0 0 1700 2300" svg:d="m0 2300c0-1200 800-2200 1700-2300">
          <text:p/>
        </draw:path>
        <draw:path draw:style-name="gr7" draw:text-style-name="P1" draw:layer="layout" svg:width="2.299cm" svg:height="2.099cm" draw:transform="rotate (-3.14159265358979) translate (11.065cm 13.4cm)" svg:viewBox="0 0 2300 2100" svg:d="m2300 2100c0-1200-1600-2000-2300-2100">
          <text:p/>
        </draw:path>
        <draw:line draw:style-name="gr8" draw:text-style-name="P1" draw:layer="layout" svg:x1="15.6cm" svg:y1="12.025cm" svg:x2="17cm" svg:y2="12.025cm">
          <text:p/>
        </draw:line>
        <draw:frame draw:style-name="gr9" draw:text-style-name="P2" draw:layer="layout" svg:width="2.7cm" svg:height="0.755cm" svg:x="17.1cm" svg:y="11.6cm">
          <draw:text-box>
            <text:p><text:span text:style-name="T1">Left-move</text:span></text:p>
          </draw:text-box>
        </draw:frame>
        <draw:line draw:style-name="gr10" draw:text-style-name="P1" draw:layer="layout" svg:x1="15.6cm" svg:y1="12.625cm" svg:x2="17cm" svg:y2="12.625cm">
          <text:p/>
        </draw:line>
        <draw:line draw:style-name="gr11" draw:text-style-name="P1" draw:layer="layout" svg:x1="15.6cm" svg:y1="13.225cm" svg:x2="17cm" svg:y2="13.225cm">
          <text:p/>
        </draw:line>
        <draw:frame draw:style-name="gr9" draw:text-style-name="P2" draw:layer="layout" svg:width="2.9cm" svg:height="0.755cm" svg:x="17.1cm" svg:y="12.9cm">
          <draw:text-box>
            <text:p><text:span text:style-name="T1">Mid-move</text:span></text:p>
          </draw:text-box>
        </draw:frame>
        <draw:frame draw:style-name="gr9" draw:text-style-name="P2" draw:layer="layout" svg:width="3.1cm" svg:height="0.755cm" svg:x="17.1cm" svg:y="12.225cm">
          <draw:text-box>
            <text:p><text:span text:style-name="T1">Right-move</text:span></text:p>
          </draw:text-box>
        </draw:frame>
        <draw:frame draw:style-name="gr12" draw:text-style-name="P3" draw:layer="layout" svg:width="0.8cm" svg:height="0.878cm" svg:x="9.4cm" svg:y="1.3cm">
          <draw:text-box>
            <text:p text:style-name="P3"><text:span text:style-name="T2">A</text:span></text:p>
          </draw:text-box>
        </draw:frame>
        <draw:frame draw:style-name="gr12" draw:text-style-name="P3" draw:layer="layout" svg:width="0.8cm" svg:height="0.878cm" svg:x="1.4cm" svg:y="6.1cm">
          <draw:text-box>
            <text:p text:style-name="P3"><text:span text:style-name="T2">C</text:span></text:p>
          </draw:text-box>
        </draw:frame>
        <draw:frame draw:style-name="gr12" draw:text-style-name="P3" draw:layer="layout" svg:width="0.8cm" svg:height="0.878cm" svg:x="9.4cm" svg:y="3.922cm">
          <draw:text-box>
            <text:p text:style-name="P3"><text:span text:style-name="T2">B</text:span></text:p>
          </draw:text-box>
        </draw:frame>
        <draw:frame draw:style-name="gr12" draw:text-style-name="P3" draw:layer="layout" svg:width="0.8cm" svg:height="0.878cm" svg:x="14.4cm" svg:y="6.1cm">
          <draw:text-box>
            <text:p text:style-name="P3"><text:span text:style-name="T2">D</text:span></text:p>
          </draw:text-box>
        </draw:frame>
        <draw:frame draw:style-name="gr12" draw:text-style-name="P3" draw:layer="layout" svg:width="0.8cm" svg:height="0.878cm" svg:x="9.5cm" svg:y="9.1cm">
          <draw:text-box>
            <text:p text:style-name="P3"><text:span text:style-name="T2">E</text:span></text:p>
          </draw:text-box>
        </draw:frame>
        <draw:frame draw:style-name="gr12" draw:text-style-name="P3" draw:layer="layout" svg:width="0.8cm" svg:height="0.878cm" svg:x="4cm" svg:y="11.9cm">
          <draw:text-box>
            <text:p text:style-name="P3"><text:span text:style-name="T2">F</text:span></text:p>
          </draw:text-box>
        </draw:frame>
        <draw:frame draw:style-name="gr12" draw:text-style-name="P3" draw:layer="layout" svg:width="0.8cm" svg:height="0.878cm" svg:x="12.3cm" svg:y="11.8cm">
          <draw:text-box>
            <text:p text:style-name="P3"><text:span text:style-name="T2">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oi </meta:initial-creator>
    <meta:creation-date>2014-05-30T14:57:20</meta:creation-date>
    <dc:date>2014-05-31T17:17:37</dc:date>
    <dc:creator>Eloi </dc:creator>
    <meta:editing-duration>PT46M14S</meta:editing-duration>
    <meta:editing-cycles>12</meta:editing-cycles>
    <meta:generator>LibreOffice/4.0.2.2$Linux_x86 LibreOffice_project/400m0$Build-2</meta:generator>
    <meta:document-statistic meta:object-count="35"/>
  </office:meta>
</office:document-meta>
</file>